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F00000187BC8563D3.jpg" manifest:media-type="image/jpeg"/>
  <manifest:file-entry manifest:full-path="Pictures/10000000000001780000029AD6A858A4.jpg" manifest:media-type="image/jpeg"/>
  <manifest:file-entry manifest:full-path="Pictures/100000000000006200000124E2260377.jpg" manifest:media-type="image/jpeg"/>
  <manifest:file-entry manifest:full-path="Pictures/10000000000000EB0000009E3565250E.jpg" manifest:media-type="image/jpeg"/>
  <manifest:file-entry manifest:full-path="Pictures/10000000000000D10000013451393C9A.jpg" manifest:media-type="image/jpeg"/>
  <manifest:file-entry manifest:full-path="Pictures/10000000000004F6000002C0A9DFBD12.jpg" manifest:media-type="image/jpeg"/>
  <manifest:file-entry manifest:full-path="Pictures/10000000000000900000015B70C8303E.jpg" manifest:media-type="image/jpeg"/>
  <manifest:file-entry manifest:full-path="Pictures/10000000000001CA000000A97D63D02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99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ff9900" draw:fill="solid" draw:fill-color="#ff9900" draw:textarea-horizontal-align="justify" draw:textarea-vertical-align="middle" draw:auto-grow-height="false"/>
    </style:style>
    <style:style style:name="gr1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1cm, 0cm)" draw:image-opacity="100%" style:mirror="none"/>
    </style:style>
    <style:style style:name="gr1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99ccff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cc00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ff00ff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6.035cm" svg:height="2.225cm" draw:transform="rotate (-1.5707963267949) translate (3.93cm 4.696cm)">
          <draw:image xlink:href="Pictures/10000000000001CA000000A97D63D02D.jpg" xlink:type="simple" xlink:show="embed" xlink:actuate="onLoad">
            <text:p/>
          </draw:image>
        </draw:frame>
        <draw:polyline draw:style-name="gr2" draw:text-style-name="P1" draw:layer="layout" svg:width="1.799cm" svg:height="1.399cm" svg:x="23.5cm" svg:y="9cm" svg:viewBox="0 0 1800 1400" draw:points="0,0 0,1400 1800,1400">
          <text:p/>
        </draw:polyline>
        <draw:frame draw:style-name="gr3" draw:text-style-name="P2" draw:layer="layout" svg:width="1.535cm" svg:height="1.204cm" svg:x="25.365cm" svg:y="9.7cm">
          <draw:text-box>
            <text:p><text:span text:style-name="T1">6V</text:span></text:p>
          </draw:text-box>
        </draw:frame>
        <draw:frame draw:style-name="gr1" draw:text-style-name="P1" draw:layer="layout" svg:width="2.283cm" svg:height="5.502cm" svg:x="21.617cm" svg:y="3.498cm">
          <draw:image xlink:href="Pictures/10000000000000900000015B70C8303E.jpg" xlink:type="simple" xlink:show="embed" xlink:actuate="onLoad">
            <text:p/>
          </draw:image>
        </draw:frame>
        <draw:polyline draw:style-name="gr2" draw:text-style-name="P1" draw:layer="layout" svg:width="7.699cm" svg:height="1.399cm" svg:x="15cm" svg:y="9cm" svg:viewBox="0 0 7700 1400" draw:points="0,97 0,1400 7700,1400 7700,0">
          <text:p/>
        </draw:polyline>
        <draw:polyline draw:style-name="gr4" draw:text-style-name="P1" draw:layer="layout" svg:width="22.099cm" svg:height="2.899cm" svg:x="3.2cm" svg:y="9cm" svg:viewBox="0 0 22100 2900" draw:points="0,0 0,2900 22100,2900">
          <text:p/>
        </draw:polyline>
        <draw:frame draw:style-name="gr3" draw:text-style-name="P2" draw:layer="layout" svg:width="2.382cm" svg:height="1.204cm" svg:x="25.266cm" svg:y="11.2cm">
          <draw:text-box>
            <text:p><text:span text:style-name="T1">GND</text:span></text:p>
          </draw:text-box>
        </draw:frame>
        <draw:line draw:style-name="gr5" draw:text-style-name="P1" draw:layer="layout" svg:x1="10.8cm" svg:y1="12.6cm" svg:x2="25.275cm" svg:y2="12.6cm">
          <text:p/>
        </draw:line>
        <draw:frame draw:style-name="gr3" draw:text-style-name="P2" draw:layer="layout" svg:width="2.669cm" svg:height="1.204cm" svg:x="25.241cm" svg:y="12.1cm">
          <draw:text-box>
            <text:p><text:span text:style-name="T1">Motor</text:span></text:p>
          </draw:text-box>
        </draw:frame>
        <draw:polyline draw:style-name="gr6" draw:text-style-name="P1" draw:layer="layout" svg:width="18.099cm" svg:height="2.699cm" svg:x="2.4cm" svg:y="8.5cm" svg:viewBox="0 0 18100 2700" draw:points="18100,0 18100,2700 0,2700 0,500">
          <text:p/>
        </draw:polyline>
        <draw:frame draw:style-name="gr3" draw:text-style-name="P2" draw:layer="layout" svg:width="2.242cm" svg:height="1.204cm" svg:x="20.642cm" svg:y="10.5cm">
          <draw:text-box>
            <text:p><text:span text:style-name="T1">3.3V</text:span></text:p>
          </draw:text-box>
        </draw:frame>
        <draw:line draw:style-name="gr4" draw:text-style-name="P1" draw:layer="layout" svg:x1="20cm" svg:y1="11.9cm" svg:x2="20cm" svg:y2="7.993cm">
          <text:p/>
        </draw:line>
        <draw:custom-shape draw:style-name="gr7" draw:text-style-name="P1" draw:layer="layout" svg:width="0.4cm" svg:height="0.4cm" svg:x="19.8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cm" svg:height="0.4cm" svg:x="19.3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8.1cm" svg:y1="11.901cm" svg:x2="18.1cm" svg:y2="7.994cm">
          <text:p/>
        </draw:line>
        <draw:line draw:style-name="gr4" draw:text-style-name="P1" draw:layer="layout" svg:x1="16.5cm" svg:y1="11.902cm" svg:x2="16.5cm" svg:y2="7.995cm">
          <text:p/>
        </draw:line>
        <draw:line draw:style-name="gr2" draw:text-style-name="P1" draw:layer="layout" svg:x1="19.5cm" svg:y1="10.301cm" svg:x2="19.5cm" svg:y2="7.993cm">
          <text:p/>
        </draw:line>
        <draw:custom-shape draw:style-name="gr8" draw:text-style-name="P1" draw:layer="layout" svg:width="0.4cm" svg:height="0.4cm" svg:x="18.302cm" svg:y="1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8.501cm" svg:y1="10.277cm" svg:x2="18.501cm" svg:y2="7.969cm">
          <text:p text:style-name="P1"/>
        </draw:line>
        <draw:custom-shape draw:style-name="gr10" draw:text-style-name="P1" draw:layer="layout" svg:width="0.4cm" svg:height="0.4cm" svg:x="16.803cm" svg:y="10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7.002cm" svg:y1="11.053cm" svg:x2="17.002cm" svg:y2="7.993cm">
          <text:p/>
        </draw:line>
        <draw:custom-shape draw:style-name="gr7" draw:text-style-name="P1" draw:layer="layout" svg:width="0.4cm" svg:height="0.4cm" svg:x="16.301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17.902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2cm" svg:height="4.545cm" svg:x="11.899cm" svg:y="15.455cm">
          <draw:image xlink:href="Pictures/10000000000004F6000002C0A9DFBD12.jpg" xlink:type="simple" xlink:show="embed" xlink:actuate="onLoad">
            <text:p/>
          </draw:image>
        </draw:frame>
        <draw:line draw:style-name="gr4" draw:text-style-name="P1" draw:layer="layout" svg:x1="14.1cm" svg:y1="11.9cm" svg:x2="14.1cm" svg:y2="16cm">
          <text:p/>
        </draw:line>
        <draw:custom-shape draw:style-name="gr7" draw:text-style-name="P1" draw:layer="layout" svg:width="0.4cm" svg:height="0.4cm" svg:x="13.89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cm" svg:height="0.4cm" svg:x="15.002cm" svg:y="10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5.2cm" svg:y1="11.2cm" svg:x2="15.199cm" svg:y2="16.2cm">
          <text:p/>
        </draw:line>
        <draw:frame draw:style-name="gr1" draw:text-style-name="P1" draw:layer="layout" svg:width="1.58cm" svg:height="2.328cm" svg:x="7.619cm" svg:y="6.8cm">
          <draw:image xlink:href="Pictures/10000000000000D10000013451393C9A.jpg" xlink:type="simple" xlink:show="embed" xlink:actuate="onLoad">
            <text:p/>
          </draw:image>
        </draw:frame>
        <draw:frame draw:style-name="gr1" draw:text-style-name="P1" draw:layer="layout" svg:width="4.178cm" svg:height="2.808cm" svg:x="11.2cm" svg:y="6.289cm">
          <draw:image xlink:href="Pictures/10000000000000EB0000009E3565250E.jpg" xlink:type="simple" xlink:show="embed" xlink:actuate="onLoad">
            <text:p/>
          </draw:image>
        </draw:frame>
        <draw:frame draw:style-name="gr11" draw:text-style-name="P1" draw:layer="layout" svg:width="1.629cm" svg:height="2.899cm" svg:x="19.171cm" svg:y="6.194cm">
          <draw:image xlink:href="Pictures/100000000000006200000124E2260377.jpg" xlink:type="simple" xlink:show="embed" xlink:actuate="onLoad">
            <text:p/>
          </draw:image>
        </draw:frame>
        <draw:frame draw:style-name="gr1" draw:text-style-name="P1" draw:layer="layout" svg:width="1.817cm" svg:height="3.22cm" svg:x="15.9cm" svg:y="5.9cm">
          <draw:image xlink:href="Pictures/10000000000001780000029AD6A858A4.jpg" xlink:type="simple" xlink:show="embed" xlink:actuate="onLoad">
            <text:p/>
          </draw:image>
        </draw:frame>
        <draw:frame draw:style-name="gr1" draw:text-style-name="P1" draw:layer="layout" svg:width="1.008cm" svg:height="1.905cm" svg:x="17.842cm" svg:y="7.2cm">
          <draw:image xlink:href="Pictures/10000000000000CF00000187BC8563D3.jpg" xlink:type="simple" xlink:show="embed" xlink:actuate="onLoad">
            <text:p/>
          </draw:image>
        </draw:frame>
        <draw:polyline draw:style-name="gr5" draw:text-style-name="P1" draw:layer="layout" svg:width="6.829cm" svg:height="1.27cm" draw:transform="rotate (1.38282436635511) translate (9.55168764938757cm 12.3625490154792cm)" svg:viewBox="0 0 6830 1271" draw:points="0,1271 6680,0 6830,786 6349,877">
          <text:p/>
        </draw:polyline>
        <draw:line draw:style-name="gr4" draw:text-style-name="P1" draw:layer="layout" svg:x1="8.6cm" svg:y1="11.878cm" svg:x2="8.6cm" svg:y2="9cm">
          <text:p/>
        </draw:line>
        <draw:custom-shape draw:style-name="gr7" draw:text-style-name="P1" draw:layer="layout" svg:width="0.4cm" svg:height="0.4cm" svg:x="8.402cm" svg:y="11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draw:layer="layout" svg:width="6.991cm" svg:height="2.23cm" draw:transform="rotate (1.27461395273146) translate (8.32961315647897cm 11.3292360561103cm)" svg:viewBox="0 0 6992 2231" draw:points="0,1956 6408,0 6992,1913 5950,2231">
          <text:p/>
        </draw:polyline>
        <draw:custom-shape draw:style-name="gr7" draw:text-style-name="P1" draw:layer="layout" svg:width="0.4cm" svg:height="0.4cm" svg:x="10.003cm" svg:y="1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cm" svg:height="0.4cm" svg:x="7.004cm" svg:y="10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1" draw:layer="layout" svg:width="4.885cm" svg:height="1.064cm" draw:transform="rotate (1.34931404471682) translate (6.16529056214609cm 10.795107207056cm)" svg:viewBox="0 0 4886 1065" draw:points="0,1065 4710,0 4886,780 4105,956">
          <text:p/>
        </draw:polyline>
        <draw:polyline draw:style-name="gr6" draw:text-style-name="P1" draw:layer="layout" svg:width="3.121cm" svg:height="4.214cm" draw:transform="rotate (1.34931404471682) translate (7.96246586374328cm 9.03126605120529cm)" svg:viewBox="0 0 3122 4215" draw:points="867,4148 571,4215 0,1679 3122,976 2902,0 2122,176">
          <text:p/>
        </draw:polyline>
        <draw:custom-shape draw:style-name="gr12" draw:text-style-name="P1" draw:layer="layout" svg:width="0.6cm" svg:height="1.4cm" svg:x="8.3cm" svg:y="9.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7cm" svg:height="1.204cm" draw:transform="rotate (-1.5707963267949) translate (10.029cm 9.217cm)">
          <draw:text-box>
            <text:p><text:span text:style-name="T1">1KΩ</text:span></text:p>
          </draw:text-box>
        </draw:frame>
        <draw:frame draw:style-name="gr1" draw:text-style-name="P1" draw:layer="layout" svg:width="6.035cm" svg:height="2.225cm" draw:transform="rotate (-1.5707963267949) translate (6.529cm 4.695cm)">
          <draw:image xlink:href="Pictures/10000000000001CA000000A97D63D02D.jpg" xlink:type="simple" xlink:show="embed" xlink:actuate="onLoad">
            <text:p/>
          </draw:image>
        </draw:frame>
        <draw:custom-shape draw:style-name="gr10" draw:text-style-name="P1" draw:layer="layout" svg:width="0.4cm" svg:height="0.4cm" svg:x="4.804cm" svg:y="10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003cm" svg:y1="11.029cm" svg:x2="5.003cm" svg:y2="9cm">
          <text:p/>
        </draw:line>
        <draw:line draw:style-name="gr4" draw:text-style-name="P1" draw:layer="layout" svg:x1="5.801cm" svg:y1="11.878cm" svg:x2="5.8cm" svg:y2="9cm">
          <text:p/>
        </draw:line>
        <draw:custom-shape draw:style-name="gr7" draw:text-style-name="P1" draw:layer="layout" svg:width="0.4cm" svg:height="0.4cm" svg:x="5.602cm" svg:y="11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3" draw:text-style-name="P1" draw:layer="layout" svg:width="11.399cm" svg:height="6.999cm" svg:x="8cm" svg:y="9cm" svg:viewBox="0 0 11400 7000" draw:points="11400,7000 11400,4400 0,4400 0,0">
          <text:p/>
        </draw:polyline>
        <draw:polyline draw:style-name="gr14" draw:text-style-name="P1" draw:layer="layout" svg:width="13.399cm" svg:height="6.999cm" svg:x="5.4cm" svg:y="9cm" svg:viewBox="0 0 13400 7000" draw:points="13400,7000 13400,5000 0,5000 0,0">
          <text:p/>
        </draw:polyline>
        <draw:polyline draw:style-name="gr15" draw:text-style-name="P1" draw:layer="layout" svg:width="15.399cm" svg:height="6.998cm" svg:x="2.8cm" svg:y="9.001cm" svg:viewBox="0 0 15400 6999" draw:points="15400,6999 15400,5599 0,5599 0,0">
          <text:p/>
        </draw:polyline>
        <draw:frame draw:style-name="gr3" draw:text-style-name="P2" draw:layer="layout" svg:width="2.051cm" svg:height="1.204cm" svg:x="7.866cm" svg:y="12.4cm">
          <draw:text-box>
            <text:p><text:span text:style-name="T1">D10</text:span></text:p>
          </draw:text-box>
        </draw:frame>
        <draw:frame draw:style-name="gr3" draw:text-style-name="P2" draw:layer="layout" svg:width="2.051cm" svg:height="1.204cm" svg:x="5.267cm" svg:y="13cm">
          <draw:text-box>
            <text:p><text:span text:style-name="T1">D11</text:span></text:p>
          </draw:text-box>
        </draw:frame>
        <draw:frame draw:style-name="gr3" draw:text-style-name="P2" draw:layer="layout" svg:width="2.051cm" svg:height="1.204cm" svg:x="2.668cm" svg:y="13.6cm">
          <draw:text-box>
            <text:p><text:span text:style-name="T1">D12</text:span></text:p>
          </draw:text-box>
        </draw:frame>
        <draw:frame draw:style-name="gr3" draw:text-style-name="P2" draw:layer="layout" svg:width="2.051cm" svg:height="2.157cm" svg:x="4.368cm" svg:y="2.8cm">
          <draw:text-box>
            <text:p><text:span text:style-name="T1">Up</text:span></text:p>
            <text:p><text:span text:style-name="T1">side</text:span></text:p>
          </draw:text-box>
        </draw:frame>
        <draw:frame draw:style-name="gr3" draw:text-style-name="P2" draw:layer="layout" svg:width="2.661cm" svg:height="2.157cm" svg:x="1.569cm" svg:y="2.801cm">
          <draw:text-box>
            <text:p><text:span text:style-name="T1">Down</text:span></text:p>
            <text:p><text:span text:style-name="T1">side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1:41:25.886030261</meta:creation-date>
    <dc:date>2016-06-30T15:29:17.136216901</dc:date>
    <meta:editing-duration>PT45M39S</meta:editing-duration>
    <meta:editing-cycles>3</meta:editing-cycles>
    <meta:generator>LibreOffice/4.2.8.2$Linux_X86_64 LibreOffice_project/420m0$Build-2</meta:generator>
    <meta:document-statistic meta:object-count="79"/>
  </office:meta>
</office:document-meta>
</file>